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me </text:span><text:s/>or <text:s/><text:span text:style-name="T1">Info </text:span><text:s/>or <text:s/><text:span text:style-name="T1">About</text:span></text:p>
      <text:p text:style-name="P1"><text:span text:style-name="T1"/></text:p>
      <text:p text:style-name="P1"><text:span text:style-name="T1"/></text:p>
      <text:p text:style-name="P2">Dave Gearty is a visual artist living in Co. Sligo, Irela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G</meta:initial-creator>
    <meta:creation-date>2016-06-14T12:27:57.25</meta:creation-date>
    <meta:document-statistic meta:table-count="0" meta:image-count="0" meta:object-count="0" meta:page-count="1" meta:paragraph-count="2" meta:word-count="16" meta:character-count="86"/>
    <dc:date>2016-06-14T12:41:46.50</dc:date>
    <dc:creator>David G</dc:creator>
    <meta:editing-duration>PT00H13M49S</meta:editing-duration>
    <meta:editing-cycles>1</meta:editing-cycles>
    <meta:generator>OpenOffice.org/3.1$Win32 OpenOffice.org_project/310m11$Build-9399</meta:generator>
  </office:meta>
</office:document-meta>
</file>